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ZAMORA, YOVANNA VICK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9419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REQUIPA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ZAMORA, YOVANNA VICK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9419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48789923</text:p>
          </table:table-cell>
          <table:table-cell table:style-name="Tabla2.A2" office:value-type="string">
            <text:p text:style-name="P9">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ISEL ANC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14:56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